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d109" officeooo:paragraph-rsid="0001d109"/>
    </style:style>
    <style:style style:name="P2" style:family="paragraph" style:parent-style-name="Standard">
      <style:text-properties officeooo:rsid="0003b1cd" officeooo:paragraph-rsid="0003b1cd"/>
    </style:style>
    <style:style style:name="P3" style:family="paragraph" style:parent-style-name="Standard">
      <style:text-properties officeooo:rsid="00050852" officeooo:paragraph-rsid="00050852"/>
    </style:style>
    <style:style style:name="P4" style:family="paragraph" style:parent-style-name="Standard">
      <style:text-properties officeooo:rsid="00066353" officeooo:paragraph-rsid="00066353"/>
    </style:style>
    <style:style style:name="P5" style:family="paragraph" style:parent-style-name="Standard">
      <style:text-properties officeooo:rsid="000770fd" officeooo:paragraph-rsid="000770fd"/>
    </style:style>
    <style:style style:name="P6" style:family="paragraph" style:parent-style-name="Standard">
      <style:text-properties officeooo:rsid="000770fd" officeooo:paragraph-rsid="000770fd"/>
    </style:style>
    <style:style style:name="P7" style:family="paragraph" style:parent-style-name="Standard">
      <style:text-properties officeooo:rsid="00088e1e" officeooo:paragraph-rsid="00088e1e"/>
    </style:style>
    <style:style style:name="T1" style:family="text">
      <style:text-properties officeooo:rsid="000508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G1:</text:p>
      <text:p text:style-name="P1"/>
      <text:p text:style-name="Standard">#include &lt;iostream&gt;<text:line-break/><text:line-break/>using namespace std;<text:line-break/>int main(){<text:line-break/> <text:s text:c="3"/>int N;<text:line-break/> <text:s text:c="3"/>while(1){<text:line-break/> <text:s text:c="7"/>cout&lt;&lt;"chose N";<text:line-break/> <text:s text:c="7"/>cin &gt;&gt;N;<text:line-break/> <text:s text:c="7"/>if ((N&gt;=20) &amp;&amp; (N&lt;=20)) break;<text:line-break/> <text:s text:c="7"/>cout&lt;&lt;"erreur de saisie\n";<text:line-break/> <text:s text:c="3"/>}<text:line-break/> <text:s text:c="3"/>cout&lt;&lt;"\n";<text:line-break/> <text:s text:c="3"/><text:line-break/> <text:s text:c="3"/>cout&lt;&lt; N &lt;&lt;" + 17 = "&lt;&lt;N+17;<text:line-break/> <text:s text:c="3"/>return 0;<text:line-break/>}</text:p>
      <text:p text:style-name="Standard"/>
      <text:p text:style-name="P2">PG2:</text:p>
      <text:p text:style-name="P2">prb d’affichage<text:span text:style-name="T1">(renvoi une colone d’étoile(-1etoile a chaque ligne)</text:span></text:p>
      <text:p text:style-name="P2"/>
      <text:p text:style-name="P2">#include &lt;iostream&gt;<text:line-break/><text:line-break/>using namespace std;<text:line-break/>int main(){<text:line-break/> int N;<text:line-break/> char c;<text:line-break/> cout&lt;&lt; "chose N";<text:line-break/> cin&gt;&gt;N;<text:line-break/> for(int i=N;i&lt;0;i--){<text:line-break/> <text:s text:c="3"/>for(int n=0;n&gt;i;n++){<text:line-break/> <text:s text:c="7"/><text:line-break/> <text:s text:c="6"/>cout&lt;&lt;"*";<text:line-break/> <text:s text:c="7"/>} <text:s text:c="2"/><text:line-break/> <text:s text:c="3"/>cout&lt;&lt;endl; <text:line-break/> <text:s text:c="3"/>}<text:line-break/> <text:s text:c="3"/>return 0;<text:line-break/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G3</text:p>
      <text:p text:style-name="P3">pb a régler sur le pg du haut (ajout d’espace pour chaque ligne)</text:p>
      <text:p text:style-name="P2"/>
      <text:p text:style-name="P2">using namespace std;<text:line-break/>int main(){<text:line-break/> /*int N;<text:line-break/> cout&lt;&lt; "chose N";<text:line-break/> cin&gt;&gt;N;<text:line-break/> int e;<text:line-break/> int l;<text:line-break/> for(int i=N;i&lt;&lt;0;i--){<text:line-break/> <text:s text:c="3"/>e=e+1;<text:line-break/> <text:s text:c="3"/>for(int l=0;l&gt;&gt;i;l++){<text:line-break/> <text:s text:c="7"/>cout&lt;&lt;l;<text:line-break/> <text:s text:c="7"/>cout&lt;&lt;"*";<text:line-break/> <text:s text:c="7"/>}<text:line-break/> <text:s text:c="3"/>l=0;<text:line-break/> <text:s text:c="3"/>cout&lt;&lt;endl;<text:line-break/> <text:s text:c="3"/>for (int k=0;k&gt;=e;k++){<text:line-break/> <text:s text:c="7"/>cout&lt;&lt;" ";<text:line-break/> <text:s text:c="3"/>}<text:line-break/> <text:s text:c="3"/><text:line-break/> <text:s text:c="2"/>*/<text:line-break/> <text:s text:c="2"/>int,i,j,l;<text:line-break/> <text:s text:c="2"/>cout&lt;&lt;"nbre";<text:line-break/> <text:s text:c="2"/>cin&gt;&gt;N;<text:line-break/> <text:s text:c="2"/><text:line-break/> <text:s text:c="2"/>for (i=0;i&lt;N;i++){<text:line-break/> <text:s text:c="6"/>for(j=0;j&lt;1;j++)<text:line-break/> <text:s text:c="6"/>for((;j))<text:line-break/> <text:s text:c="2"/>}<text:line-break/> <text:s text:c="3"/>}<text:line-break/> <text:s text:c="3"/>return 0;<text:line-break/>}</text:p>
      <text:p text:style-name="P2"/>
      <text:p text:style-name="P2"/>
      <text:p text:style-name="P4">fct max:</text:p>
      <text:p text:style-name="P4"/>
      <text:p text:style-name="P4"><text:line-break/>int max(int a, int b) {<text:line-break/> <text:s text:c="3"/>if (a&gt;=b){<text:line-break/> <text:s text:c="7"/>return a;<text:line-break/> <text:s text:c="3"/>} else{<text:line-break/> <text:s text:c="7"/>return b;<text:line-break/> <text:s text:c="3"/>}<text:line-break/>}<text:line-break/><text:line-break/><text:line-break/>int maximum(int a, int b) {<text:line-break/> <text:s text:c="3"/>return(a &gt; b ? a:b);<text:line-break/>}</text:p>
      <text:p text:style-name="P4"/>
      <text:p text:style-name="P5"><text:soft-page-break/>PG Booléén:</text:p>
      <text:p text:style-name="P5"/>
      <text:p text:style-name="P5">#include &lt;iostream&gt;<text:line-break/>#include&lt;cmath&gt;<text:line-break/>using namespace std;<text:line-break/>bool estPremier(int n){ <text:s/><text:line-break/> <text:s text:c="3"/>for(int t=2;t&lt;sqrt(n)+1;t++){ <text:line-break/> <text:s text:c="7"/>if (n%t==0){<text:line-break/> <text:s text:c="10"/>return false;<text:line-break/> <text:s text:c="7"/>}<text:line-break/> <text:s text:c="3"/>}<text:line-break/> <text:s text:c="3"/>return true ;<text:line-break/>}<text:line-break/>int main(){<text:line-break/> <text:s text:c="3"/>int n;<text:line-break/> <text:s text:c="3"/>bool r;<text:line-break/> <text:s text:c="3"/>cout&lt;&lt;"choisie n ";<text:line-break/> <text:s text:c="3"/>cout&lt;&lt;endl;<text:line-break/> <text:s text:c="3"/>cin&gt;&gt;n;<text:line-break/> <text:s text:c="3"/>r= estPremier(n);<text:line-break/> <text:s text:c="3"/>cout&lt;&lt; r;<text:line-break/>} <text:s/></text:p>
      <text:p text:style-name="P5"/>
      <text:p text:style-name="P7">dernier PG 10/09/2022:</text:p>
      <text:p text:style-name="P7"/>
      <text:p text:style-name="P7">#include &lt;iostream&gt;<text:line-break/><text:line-break/>using namespace std;<text:line-break/>class Cafe {<text:line-break/> <text:s text:c="3"/>public:<text:line-break/> <text:s text:c="7"/>enum Variete{<text:line-break/> <text:s text:c="11"/>ARABICA, ROBUSTA<text:line-break/> <text:s text:c="7"/>};<text:line-break/> <text:s text:c="7"/>Variete variete;<text:line-break/> <text:s text:c="7"/>int quantite;<text:line-break/>};<text:line-break/><text:line-break/>string afficheVarieteCafe(Cafe::Variete variete){<text:line-break/> <text:s text:c="3"/>switch(variete){<text:line-break/> <text:s text:c="3"/>case Cafe::ARABICA:<text:line-break/> <text:s text:c="7"/>return "ARABICA";<text:line-break/> <text:s text:c="3"/>case Cafe::ROBUSTA:<text:line-break/> <text:s text:c="7"/>return "ROBUSTA";<text:line-break/> <text:s text:c="3"/>default:<text:line-break/> <text:s text:c="3"/>return "";<text:line-break/> <text:s text:c="3"/>}<text:line-break/>}<text:line-break/><text:line-break/>int main()<text:line-break/>{<text:line-break/>cout&lt;&lt;afficheVarieteCafe(Cafe::ARABICA);<text:line-break/><text:soft-page-break/>return 0;<text:line-break/>} <text:s text:c="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19T08:26:23.346000000</meta:creation-date>
    <dc:date>2022-09-23T11:34:34.194000000</dc:date>
    <meta:editing-duration>P3DT3H17M20S</meta:editing-duration>
    <meta:editing-cycles>3</meta:editing-cycles>
    <meta:generator>LibreOffice/6.4.5.2$Windows_X86_64 LibreOffice_project/a726b36747cf2001e06b58ad5db1aa3a9a1872d6</meta:generator>
    <meta:document-statistic meta:table-count="0" meta:image-count="0" meta:object-count="0" meta:page-count="4" meta:paragraph-count="14" meta:word-count="245" meta:character-count="2033" meta:non-whitespace-character-count="1380"/>
  </office:meta>
</office:document-meta>
</file>